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ea84" officeooo:paragraph-rsid="0005ea84"/>
    </style:style>
    <style:style style:name="P2" style:family="paragraph" style:parent-style-name="Standard">
      <style:paragraph-properties fo:text-align="center" style:justify-single-word="false"/>
      <style:text-properties officeooo:rsid="00069e37" officeooo:paragraph-rsid="00069e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inking</text:p>
      <text:p text:style-name="P2"/>
      <text:p text:style-name="P2">by Kyle Eggleston</text:p>
      <text:p text:style-name="P1"/>
      <text:p text:style-name="P1">Nothing was meant to last forever. Joe had decided that long ago. Life with Sam had become quite complex and disastrous. Taking a sip of his beer, Joe wondered where things had gone wrong. Where exactly had he gone south? Was it his fault his wife was running around with other men? He hoped it wasn't.</text:p>
      <text:p text:style-name="P1"/>
      <text:p text:style-name="P1">“I'm gonna have to cut you off soon son.” The bartender said.</text:p>
      <text:p text:style-name="P1"/>
      <text:p text:style-name="P1">Joe nodded. “Right.” It was the typical agreement. Joe would keep drinking into the wee hours of the morning, enough time for the sun to come up then he would head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12:34:52.360000000</meta:creation-date>
    <dc:date>2014-04-18T12:39:52.161000000</dc:date>
    <meta:editing-duration>PT8S</meta:editing-duration>
    <meta:editing-cycles>2</meta:editing-cycles>
    <meta:generator>LibreOffice/4.1.5.3$Windows_x86 LibreOffice_project/1c1366bba2ba2b554cd2ca4d87c06da81c05d24</meta:generator>
    <meta:document-statistic meta:table-count="0" meta:image-count="0" meta:object-count="0" meta:page-count="1" meta:paragraph-count="5" meta:word-count="104" meta:character-count="557" meta:non-whitespace-character-count="458"/>
  </office:meta>
</office:document-meta>
</file>